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36pt" officeooo:rsid="0006c69a" officeooo:paragraph-rsid="0006c69a" style:font-size-asian="31.5pt" style:font-size-complex="48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36pt" officeooo:rsid="00076529" officeooo:paragraph-rsid="00076529" style:font-size-asian="31.5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36pt" officeooo:rsid="00084153" officeooo:paragraph-rsid="00084153" style:font-size-asian="31.5pt" style:font-size-complex="48pt"/>
    </style:style>
    <style:style style:name="P4" style:family="paragraph" style:parent-style-name="Standard">
      <style:paragraph-properties fo:text-align="center" style:justify-single-word="false"/>
      <style:text-properties style:font-name="Calibri" fo:font-size="36pt" officeooo:rsid="0008774d" officeooo:paragraph-rsid="0008774d" style:font-size-asian="31.5pt" style:font-size-complex="4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eus.</text:p>
      <text:p text:style-name="P1">Current strategy for my game.</text:p>
      <text:p text:style-name="P1">64 bits static meaning.</text:p>
      <text:p text:style-name="P1">Bits traits have “allocation strategy”</text:p>
      <text:p text:style-name="P1">64 bits dynamic meaning depending on the former traits.</text:p>
      <text:p text:style-name="P1"/>
      <text:p text:style-name="P2">Attack bits… go in the back.</text:p>
      <text:p text:style-name="P2">Defense bits… go in the front.</text:p>
      <text:p text:style-name="P3">This means they can be efficiently joined together after mask with a single “or” instruction.</text:p>
      <text:p text:style-name="P3"/>
      <text:p text:style-name="P3"/>
      <text:p text:style-name="P4"><text:soft-page-break/>Use the mask-multiply-shif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gsana New" svg:font-family="'Angsana New'"/>
    <style:font-face style:name="Angsana New1" svg:font-family="'Angsana New'" style:font-family-generic="system" style:font-pitch="variable"/>
    <style:font-face style:name="Calibri" svg:font-family="Calibri" style:font-family-generic="swiss" style:font-pitch="variable"/>
    <style:font-face style:name="Cordia New" svg:font-family="'Cordia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ngsana New1" style:font-size-complex="16pt" style:language-complex="th" style:country-complex="T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" style:font-family-complex="'Angsana New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ngsana New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" style:font-family-complex="'Angsana New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09:22:53.294000000</meta:creation-date>
    <meta:generator>LibreOffice/7.4.4.2$Windows_X86_64 LibreOffice_project/85569322deea74ec9134968a29af2df5663baa21</meta:generator>
    <dc:date>2023-01-15T09:26:00.754000000</dc:date>
    <meta:editing-duration>PT3M6S</meta:editing-duration>
    <meta:editing-cycles>4</meta:editing-cycles>
    <meta:document-statistic meta:table-count="0" meta:image-count="0" meta:object-count="0" meta:page-count="2" meta:paragraph-count="9" meta:word-count="54" meta:character-count="331" meta:non-whitespace-character-count="286"/>
  </office:meta>
</office:document-meta>
</file>